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65cm" fo:min-width="1.9cm" fo:padding-top="0.175cm" fo:padding-bottom="0.175cm" fo:padding-left="0.3cm" fo:padding-right="0.3cm" loext:decorative="false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65cm" fo:min-width="4.4cm" fo:padding-top="0.175cm" fo:padding-bottom="0.175cm" fo:padding-left="0.3cm" fo:padding-right="0.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.5cm" svg:height="1cm" svg:x="2cm" svg:y="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cm" svg:x="4.5cm" svg:y="2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cm" svg:x="2cm" svg:y="3.25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cm" svg:x="4.5cm" svg:y="3.25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cm" svg:x="2cm" svg:y="4.5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cm" svg:x="4.5cm" svg:y="4.5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cm" svg:x="2cm" svg:y="5.75cm">
          <text:p text:style-name="P1">H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cm" svg:x="4.5cm" svg:y="5.75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cm" svg:x="7.75cm" svg:y="2cm">
          <text:p text:style-name="P1">A’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cm" svg:x="10.25cm" svg:y="2cm">
          <text:p text:style-name="P1">F’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cm" svg:x="7.75cm" svg:y="3.25cm">
          <text:p text:style-name="P1">B’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cm" svg:x="10.25cm" svg:y="3.25cm">
          <text:p text:style-name="P1">C’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cm" svg:x="7.75cm" svg:y="4.5cm">
          <text:p text:style-name="P1">D’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cm" svg:x="10.25cm" svg:y="4.5cm">
          <text:p text:style-name="P1">E’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cm" svg:x="7.75cm" svg:y="5.75cm">
          <text:p text:style-name="P1">H’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cm" svg:x="10.25cm" svg:y="5.75cm">
          <text:p text:style-name="P1">L’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cm" svg:x="4.5cm" svg:y="7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cm" svg:x="4.5cm" svg:y="8.25cm"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cm" svg:x="7.75cm" svg:y="7cm">
          <text:p text:style-name="P1">S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cm" svg:x="7.75cm" svg:y="8.25cm">
          <text:p text:style-name="P1">PC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5-05T19:20:44.769506500</meta:creation-date>
    <dc:date>2026-05-05T20:45:18.344204200</dc:date>
    <meta:editing-duration>PT18M35S</meta:editing-duration>
    <meta:editing-cycles>1</meta:editing-cycles>
    <meta:document-statistic meta:object-count="20"/>
    <meta:generator>LibreOffice/25.8.5.2$Windows_X86_64 LibreOffice_project/9c8b85f387cc00a89945a79c9e6239f32e450ac2</meta:generator>
  </office:meta>
</office:document-meta>
</file>